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 connettori Rj-45 <text:s/>datati</text:p>
      <text:p text:style-name="Standard">4 rotoli nastro isolante </text:p>
      <text:p text:style-name="Standard">rotolo scotch trsparente ( tipo cancelleria)</text:p>
      <text:p text:style-name="Standard">busta cilindri di larghezza piccola per <text:s/>pistola a colla liquida </text:p>
      <text:p text:style-name="Standard">busta con zeppe per porte di casa o balconi</text:p>
      <text:p text:style-name="Standard">cilindri di giunzioni di fili elettrici di due tipi(lunghezza e sezione min,lunghezza e sezione media)</text:p>
      <text:p text:style-name="Standard">da usare con pistola ad aria calda</text:p>
      <text:p text:style-name="Standard">Micro SD adapter</text:p>
      <text:p text:style-name="Standard">caricatore smartphone (spina + cavo usb-smartphone) di colore bianco</text:p>
      <text:p text:style-name="Standard">spina a 3 ingressi con ingresso nel muro di tipo industriale a 3 .</text:p>
      <text:p text:style-name="Standard">rotolo di spago di colore gia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M4S</meta:editing-duration>
    <meta:editing-cycles>3</meta:editing-cycles>
    <meta:generator>OpenOffice/4.1.7$Win32 OpenOffice.org_project/417m1$Build-9800</meta:generator>
    <dc:date>2021-11-27T18:09:00.08</dc:date>
    <meta:document-statistic meta:table-count="0" meta:image-count="0" meta:object-count="0" meta:page-count="1" meta:paragraph-count="11" meta:word-count="87" meta:character-count="521"/>
    <dc:creator>Diego Pisa</dc:creator>
    <meta:user-defined meta:name="Info 1"/>
    <meta:user-defined meta:name="Info 2"/>
    <meta:user-defined meta:name="Info 3"/>
    <meta:user-defined meta:name="Info 4"/>
  </office:meta>
</office:document-meta>
</file>